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2cm" svg:height="13.779cm" svg:x="3cm" svg:y="2.613cm">
          <draw:text-box>
            <text:p>7 年级 人教版英语 <text:s/>上 <text:s/>unit 5</text:p>
            <text:p/>
            <text:p/>
            <text:p>I do have a bike.</text:p>
            <text:p/>
            <text:p>tennis / badminton / hockey </text:p>
            <text:p/>
            <text:p>go home / go to school</text:p>
            <text:p/>
            <text:p>sound / smell / look / feel</text:p>
            <text:p/>
            <text:p>interested / interesting</text:p>
            <text:p/>
            <text:p>bored / boring</text:p>
            <text:p/>
            <text:p>relaxed / relaxing</text:p>
            <text:p/>
            <text:p>Tom likes his dad. / Tom is like his dad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5M55S</meta:editing-duration>
    <meta:editing-cycles>9</meta:editing-cycles>
    <meta:generator>OpenOffice/4.1.15$Win32 OpenOffice.org_project/4115m2$Build-9813</meta:generator>
    <dc:date>2025-11-08T14:46:43.11</dc:date>
    <meta:document-statistic meta:object-count="24"/>
  </office:meta>
</office:document-meta>
</file>